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Title" style:master-page-name="Standard">
      <style:text-properties style:font-name="Bitstream Vera Sans" fo:font-size="16pt" style:text-underline-style="wave" style:text-underline-width="auto" style:text-underline-color="font-color" style:font-size-asian="16pt" style:font-size-complex="16pt"/>
    </style:style>
    <style:style style:name="P2" style:family="paragraph" style:parent-style-name="Standard">
      <style:text-properties style:font-name="Bitstream Vera Sans" fo:font-size="16pt" style:font-size-asian="16pt" style:font-size-complex="16pt"/>
    </style:style>
    <style:style style:name="P3" style:family="paragraph" style:parent-style-name="Standard">
      <style:text-properties style:font-name="Bitstream Vera Sans" fo:font-size="16pt" style:text-underline-style="dotted" style:text-underline-width="auto" style:text-underline-color="font-color" fo:font-weight="bold" style:font-size-asian="16pt" style:font-weight-asian="bold" style:font-size-complex="16pt"/>
    </style:style>
    <style:style style:name="P4" style:family="paragraph" style:parent-style-name="Textkörper_20_2">
      <style:paragraph-properties fo:text-align="justify" style:justify-single-word="false"/>
      <style:text-properties style:font-name="Bitstream Vera Sans" fo:font-size="16pt" style:font-size-asian="16pt" style:font-size-complex="16pt"/>
    </style:style>
    <style:style style:name="P5" style:family="paragraph" style:parent-style-name="Text_20_body">
      <style:text-properties style:font-name="Bitstream Vera Sans" fo:font-size="16pt" style:font-size-asian="16pt" style:font-size-complex="16pt"/>
    </style:style>
    <style:style style:name="P6" style:family="paragraph" style:parent-style-name="Standard">
      <style:paragraph-properties fo:text-align="justify" style:justify-single-word="false"/>
      <style:text-properties style:font-name="Bitstream Vera Sans" fo:font-size="16pt" style:font-size-asian="16pt" style:font-size-complex="16pt"/>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ownies</text:p>
      <text:p text:style-name="P2"/>
      <text:p text:style-name="P3">Zutaten:</text:p>
      <text:p text:style-name="P2"><text:span text:style-name="T1">250g</text:span> Butter</text:p>
      <text:p text:style-name="P2"><text:span text:style-name="T1">200g</text:span> Zucker</text:p>
      <text:p text:style-name="P2"><text:span text:style-name="T1">6</text:span> Eier</text:p>
      <text:p text:style-name="P2"><text:span text:style-name="T1">1</text:span> Schuß Rum</text:p>
      <text:p text:style-name="P2"><text:span text:style-name="T1">250g </text:span>„Herbe Sahne“, Zartbitterschokolade</text:p>
      <text:p text:style-name="P2"><text:span text:style-name="T1">250g</text:span> Haselnüsse, Walnüsse, oder Mandeln</text:p>
      <text:p text:style-name="P2"><text:span text:style-name="T1">100g</text:span> Mehl</text:p>
      <text:p text:style-name="P2"/>
      <text:p text:style-name="P2"/>
      <text:p text:style-name="P3">Anleitung:</text:p>
      <text:p text:style-name="P4">Vor Beginn ganz wichtig: Die <text:span text:style-name="T1">Schokolade</text:span>, und die Metallteile des Geräts, mit dem sie dann später gerieben wird, müssen ins Gefrierfach gelegt werden, um ein Schoko-Schmelz-Desaster zu vermeiden.</text:p>
      <text:p text:style-name="P5">Die <text:span text:style-name="T1">Butter</text:span>, den <text:span text:style-name="T1">Zucker</text:span>, die <text:span text:style-name="T1">Eier</text:span> und den <text:span text:style-name="T1">Rum</text:span> mit einem Handrührgerät vermischen, und solange rühren, bis alles ein schaumig weiß/gelber Brei ist. Dabei darauf achten, daß alle Zutaten Zimmertemperatur haben. Jetzt die <text:span text:style-name="T1">Nüsse</text:span>/<text:span text:style-name="T1">Mandeln</text:span> klein mahlen, und dazurühren. Dann die <text:span text:style-name="T1">Schokolade</text:span> raspeln (Maschine), und auch hinzugeben. Das <text:span text:style-name="T1">Mehl</text:span> kommt auch in den Teig, und wird ebenfalls verrührt.</text:p>
      <text:p text:style-name="P5">Der Teig wird jetzt auf ein Backblech mit Backpapier ca. 1,5-2cm dick aufgetragen, und bei Mittelhitze (Umluft: 160°C) 20-25 Minuten gebacken. Wenn er fest genug erscheint, den Teig aus der Röhre nehmen, und noch im warmen Zustand schneiden. Dann ca. 15 Minuten abkühlen lassen, bevor der Schokoladenguß aufgetragen wird. Bevor die Brownies vom Blech genommen werden, mindestens 3-4 Stunden warte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Bitstream Vera Sans1"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de" fo:country="DE"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körper_20_2" style:display-name="Textkörper 2" style:family="paragraph" style:parent-style-name="Standard">
      <style:text-properties fo:font-size="14pt" style:font-size-asian="14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Brownies</dc:title>
    <meta:initial-creator>Johannes Bauer</meta:initial-creator>
    <meta:creation-date>1999-07-26T05:37:00</meta:creation-date>
    <dc:creator>Johannes Bauer</dc:creator>
    <dc:date>2006-12-02T13:53:34</dc:date>
    <dc:language>de-DE</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13" meta:word-count="176" meta:character-count="1129"/>
  </office:meta>
</office:document-meta>
</file>